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a <text:tab/>: Ismail Raji Ridha</text:span></text:p>
      <text:p text:style-name="P1"><text:span text:style-name="T1">NIM <text:tab/>: 0110218030</text:span></text:p>
      <text:p text:style-name="P1"><text:span text:style-name="T1"/></text:p>
      <text:p text:style-name="P1"><text:span text:style-name="T1">Tugas Pertemuan 4</text:span></text:p>
      <text:p text:style-name="P1"><text:span text:style-name="T1">1. Manfaat Shell dalam belajar sistem operasi komputer Linux?</text:span></text:p>
      <text:p text:style-name="P1"><text:span text:style-name="T1">- Kebanyakan konfigurasi sistem dapat dilakukan dari shell command.</text:span></text:p>
      <text:p text:style-name="P1"><text:span text:style-name="T1">- Linux shell memberikan fleksibilitas terutama saat anda bekerja dengan banyak file.</text:span></text:p>
      <text:p text:style-name="P1"><text:span text:style-name="T1">- Untuk tindakan penyelamatan terhadap sebuah  data atau recovery terhadap sistem dan pekerjaan maintenance sistem pada single mode dapat anda lakukan lewat shell command. </text:span></text:p>
      <text:p text:style-name="P1"><text:span text:style-name="T1"/></text:p>
      <text:p text:style-name="P1"><text:span text:style-name="T1">2. Jelaskan kelebihan dan kekurangan teks editor dibandingkan editor teks libreoffice writer?</text:span></text:p>
      <text:p text:style-name="P1"><text:span text:style-name="T1">- Vim Text Editor Yang Efisien</text:span></text:p>
      <text:p text:style-name="P1"><text:span text:style-name="T1">- memudahkan dalam menandakan kode program dan juga penanda teks seperti penggunaan huruf normal, tebal maupun cetak miring.</text:span></text:p>
      <text:p text:style-name="P1"><text:span text:style-name="T1">- lebih produktif</text:span></text:p>
      <text:p text:style-name="P1"><text:span text:style-name="T1">- dapat mengetahui bagaimana kerjanya menjadi seorang programmer </text:span></text:p>
      <text:p text:style-name="P1"><text:span text:style-name="T1">Kekurangan teks editor vim</text:span></text:p>
      <text:p text:style-name="P1"><text:span text:style-name="T1">- aplikasi yang relatif besar memakan ram pada saat di jalankan, ram 2 gb itu sudah lumayan berat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